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aa0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db9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c4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795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096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98b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dc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be5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544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f61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14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d75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e60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92f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9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036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a6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d0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e0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e041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cf4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b8b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03ee0d5f" officeooo:paragraph-rsid="3ad6b76f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03ee0d5f" officeooo:paragraph-rsid="3adcf49f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03ee0d5f" officeooo:paragraph-rsid="3ae8c950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20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acd097a" style:font-name-asian="標楷體1"/>
    </style:style>
    <style:style style:name="T4" style:family="text">
      <style:text-properties style:font-name="標楷體1" officeooo:rsid="4b070f5e" style:font-name-asian="標楷體1"/>
    </style:style>
    <style:style style:name="T5" style:family="text">
      <style:text-properties style:font-name="標楷體1" officeooo:rsid="3ace07c5" style:font-name-asian="標楷體1"/>
    </style:style>
    <style:style style:name="T6" style:family="text">
      <style:text-properties style:font-name="標楷體1" officeooo:rsid="3ada0e36" style:font-name-asian="標楷體1"/>
    </style:style>
    <style:style style:name="T7" style:family="text">
      <style:text-properties style:font-name="標楷體1" officeooo:rsid="3adb8b6e" style:font-name-asian="標楷體1"/>
    </style:style>
    <style:style style:name="T8" style:family="text">
      <style:text-properties style:font-name="標楷體1" officeooo:rsid="3aee4bcb" style:font-name-asian="標楷體1"/>
    </style:style>
    <style:style style:name="T9" style:family="text">
      <style:text-properties style:font-name="標楷體1" officeooo:rsid="4b070f5e"/>
    </style:style>
    <style:style style:name="T10" style:family="text">
      <style:text-properties style:font-name="標楷體1" officeooo:rsid="3ace07c5"/>
    </style:style>
    <style:style style:name="T11" style:family="text">
      <style:text-properties style:font-name="標楷體1" officeooo:rsid="2b7694b3"/>
    </style:style>
    <style:style style:name="T12" style:family="text">
      <style:text-properties style:font-name="標楷體1" officeooo:rsid="2bcd9758"/>
    </style:style>
    <style:style style:name="T13" style:family="text">
      <style:text-properties fo:color="#010101" style:font-name="標楷體1" style:font-name-asian="標楷體1"/>
    </style:style>
    <style:style style:name="T14" style:family="text">
      <style:text-properties fo:color="#010101" style:font-name="標楷體1" fo:font-size="13pt" style:font-name-asian="標楷體1" style:font-size-asian="13pt" style:font-size-complex="13pt"/>
    </style:style>
    <style:style style:name="T15" style:family="text">
      <style:text-properties fo:color="#010101" style:font-name="標楷體1" fo:font-size="13pt" officeooo:rsid="3b5c4a5e" style:font-name-asian="標楷體1" style:font-size-asian="13pt" style:font-size-complex="13pt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7" style:family="text">
      <style:text-properties officeooo:rsid="4b070f5e"/>
    </style:style>
    <style:style style:name="T18" style:family="text">
      <style:text-properties style:font-name-asian="標楷體1"/>
    </style:style>
    <style:style style:name="T19" style:family="text">
      <style:text-properties fo:color="#333333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1c1c1c"/>
    </style:style>
    <style:style style:name="T22" style:family="text">
      <style:text-properties officeooo:rsid="2ae34198"/>
    </style:style>
    <style:style style:name="T23" style:family="text">
      <style:text-properties officeooo:rsid="4c43b5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086744" text:style-name="L1">
        <text:list-item>
          <text:p text:style-name="P1">本書</text:p>
          <text:list>
            <text:list-item>
              <text:p text:style-name="P4">本書 是 中二病作品。</text:p>
              <text:list>
                <text:list-item>
                  <text:p text:style-name="P4">本書的 內容（也）是（一種）投影世界觀。</text:p>
                </text:list-item>
                <text:list-item>
                  <text:p text:style-name="P4">本書 不勉強、不強迫 其他個體 閱讀 本書。</text:p>
                  <text:list>
                    <text:list-item>
                      <text:p text:style-name="P5">本書 不會 下令、指揮，其他個體 怎麼想、怎麼做、要想什麼、要做什麼。</text:p>
                    </text:list-item>
                    <text:list-item>
                      <text:p text:style-name="P2">本書<text:span text:style-name="T19"> 只</text:span>是<text:span text:style-name="T19"> 一群</text:span>書。</text:p>
                      <text:list>
                        <text:list-item>
                          <text:p text:style-name="P6">本書 只是 一群文字組成的書 而已、僅此而已。</text:p>
                        </text:list-item>
                      </text:list>
                    </text:list-item>
                    <text:list-item>
                      <text:p text:style-name="P6">（傳道書 認定的）日光之下無新事。</text:p>
                      <text:list>
                        <text:list-item>
                          <text:p text:style-name="P6">本書 有機率只是 重複、再次 記載 古書、過去的文明、人外文明 的 認定、紀載。</text:p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9">（讀者）</text:span>自己<text:span text:style-name="T19">（</text:span>選擇<text:span text:style-name="T19"> 繼續、停止）閱讀 本書</text:span>，<text:span text:style-name="T19">（讀者）</text:span>自己 負責。</text:p>
                  <text:list>
                    <text:list-item>
                      <text:p text:style-name="P7"><text:span text:style-name="T11">讀者 獨立思考、意識判斷、自由選擇</text:span>。<text:span text:style-name="T14">{（有機率有 </text:span><text:span text:style-name="T15">↔ 有機率存在</text:span><text:span text:style-name="T14">）（有機率產生 </text:span><text:span text:style-name="T15">↔ 有機率變化</text:span><text:span text:style-name="T14">）}</text:span></text:p>
                      <text:list>
                        <text:list-item>
                          <text:p text:style-name="P8"><text:span text:style-name="T11">獨立思考、意識判斷、自由選擇</text:span><text:span text:style-name="T22"> </text:span>是 <text:span text:style-name="T11">個體、群體 獨立思考、意識判斷、自由選擇</text:span>。</text:p>
                        </text:list-item>
                        <text:list-item>
                          <text:p text:style-name="P9">讀者的 思想、決策、行動，由 讀者自己 決定、負責。</text:p>
                          <text:list>
                            <text:list-item>
                              <text:p text:style-name="P9">讀者 閱讀 本書 之前，讀者的 思想、決策、行動，由 讀者自己 決定、負責。</text:p>
                            </text:list-item>
                            <text:list-item>
                              <text:p text:style-name="P9">讀者 閱讀 本書 過程，讀者的 思想、決策、行動，由 讀者自己 決定、負責。</text:p>
                            </text:list-item>
                            <text:list-item>
                              <text:p text:style-name="P9">讀者 閱讀 本書 之後，讀者的 思想、決策、行動，由 讀者自己 決定、負責。</text:p>
                            </text:list-item>
                          </text:list>
                        </text:list-item>
                        <text:list-item>
                          <text:p text:style-name="P10"><text:span text:style-name="T11">讀者</text:span><text:span text:style-name="T1">（自己）獨立思考、群體討論、意識判斷、觀點認定、自由選擇、實際執行</text:span><text:span text:style-name="T11">。</text:span></text:p>
                          <text:list>
                            <text:list-item>
                              <text:p text:style-name="P10"><text:span text:style-name="T11">讀者</text:span><text:span text:style-name="T1">（自己）質疑、</text:span><text:span text:style-name="T12">驗證</text:span><text:span text:style-name="T1">、</text:span><text:span text:style-name="T12">好奇、遞迴、拓展、跨領域移植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讀者 怎麼想、怎麼做、要想什麼、要做什麼，由 讀者自己 決定、負責。</text:p>
                      <text:list>
                        <text:list-item>
                          <text:p text:style-name="P12">讀者 閱讀 本書 之前，讀者 怎麼想、怎麼做、要想什麼，由 讀者自己 決定、負責。</text:p>
                        </text:list-item>
                        <text:list-item>
                          <text:p text:style-name="P12">讀者 閱讀 本書 過程，讀者 怎麼想、怎麼做、要想什麼，由 讀者自己 決定、負責。</text:p>
                        </text:list-item>
                        <text:list-item>
                          <text:p text:style-name="P12">讀者 閱讀 本書 之後，讀者 怎麼想、怎麼做、要想什麼，由 讀者自己 決定、負責。</text:p>
                        </text:list-item>
                      </text:list>
                    </text:list-item>
                    <text:list-item>
                      <text:p text:style-name="P11">明顯例子，看畫、欣賞藝術品、閱讀書籍 有機率產生 自己的 見解、感受、投影世界觀。</text:p>
                      <text:list>
                        <text:list-item>
                          <text:p text:style-name="P13">看畫、欣賞藝術品、閱讀書籍 之前，有機率有 自己的 見解、感受、投影世界觀。</text:p>
                        </text:list-item>
                        <text:list-item>
                          <text:p text:style-name="P13">看畫、欣賞藝術品、閱讀書籍 過程，有機率產生 自己的 見解、感受、投影世界觀。</text:p>
                        </text:list-item>
                        <text:list-item>
                          <text:p text:style-name="P14">看畫、欣賞藝術品、閱讀書籍 之後，有機率有、有機率產生 自己的 見解、感受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有機率有、有機率發生。</text:p>
              <text:list>
                <text:list-item>
                  <text:p text:style-name="P11">人類文明的 領導層、遙視團隊、監控團隊 有機率認定，新生之書 太激烈、太讓人驚嚇。</text:p>
                  <text:list>
                    <text:list-item>
                      <text:p text:style-name="P11">人類文明的 領導層、遙視團隊、監控團隊 有機率多次 反應 該認定、該問題、該事實。</text:p>
                    </text:list-item>
                    <text:list-item>
                      <text:p text:style-name="P11">新生之書 已經，經過 多次 剪修、修改，降低、退化 激烈強度、讓人驚嚇的程度。</text:p>
                    </text:list-item>
                    <text:list-item>
                      <text:p text:style-name="P11">成神之書 會（改用）更溫和、更善良、更淺層 的（方式、描述、例子 來）記載、記錄。</text:p>
                      <text:list>
                        <text:list-item>
                          <text:p text:style-name="P3">本書<text:span text:style-name="T19">（接下來 也）會（改用）</text:span>更溫和<text:span text:style-name="T19">、更善良、更淺層 </text:span>的<text:span text:style-name="T19">（方式 來）記載、</text:span>記錄。</text:p>
                        </text:list-item>
                      </text:list>
                    </text:list-item>
                  </text:list>
                </text:list-item>
                <text:list-item>
                  <text:p text:style-name="P15">人類文明的 領導層、遙視團隊、監控團隊 有機率。</text:p>
                  <text:list>
                    <text:list-item>
                      <text:p text:style-name="P21">使用 超能力、官方權力 偷窺、竊聽。</text:p>
                      <text:list>
                        <text:list-item>
                          <text:p text:style-name="P34">（相關描述在 <text:span text:style-name="T20">_</text:span> 文件群的<text:span text:style-name="T20">有機率（正在、試圖）監視、控制 的 勢力、存在、個體</text:span>）</text:p>
                        </text:list-item>
                      </text:list>
                    </text:list-item>
                    <text:list-item>
                      <text:p text:style-name="P22"><text:span text:style-name="T23">使用 超能力、官方權力 表達意見、抒發想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bookmark-start text:name="成神之書"/>成神之書<text:bookmark-end text:name="成神之書"/></text:p>
          <text:list>
            <text:list-item>
              <text:p text:style-name="P23">『成神之書<text:span text:style-name="T2"> (Regard)』</text:span>繼承『新生之書<text:span text:style-name="T2"> (Reborn)』</text:span>。</text:p>
              <text:list>
                <text:list-item>
                  <text:p text:style-name="P24"><text:span text:style-name="T17">繼承 是</text:span><text:span text:style-name="T2">（C++ 的</text:span>）<text:span text:style-name="T17">繼承</text:span>。<text:span text:style-name="T13">（C++ 是（程式語言 的）C++語言）</text:span></text:p>
                </text:list-item>
                <text:list-item>
                  <text:p text:style-name="P25">明顯例子<text:span text:style-name="T2">，</text:span><text:span text:style-name="T3">class 『成神之書 (Regard)』 extend </text:span><text:span text:style-name="T4">『</text:span><text:span text:style-name="T17">新生之書</text:span><text:span text:style-name="T4"> (Reborn)』</text:span>。</text:p>
                </text:list-item>
                <text:list-item>
                  <text:p text:style-name="P26">明顯例子，<text:span text:style-name="T17">『成神之書</text:span><text:span text:style-name="T4"> (Regard)』</text:span><text:span text:style-name="T5">擁有</text:span>『新生之<text:span text:style-name="T2">書 (Reborn) (第1本)</text:span>』。</text:p>
                  <text:list>
                    <text:list-item>
                      <text:p text:style-name="P27">明顯例子，<text:span text:style-name="T17">『成神之書</text:span><text:span text:style-name="T9"> (Regard)』</text:span><text:span text:style-name="T10">擁有</text:span>『新生之<text:span text:style-name="T1">書 (Reborn) (第1本)</text:span>』的『<text:span text:style-name="T10">前言</text:span>』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bookmark-start text:name="文明層級"/>文明層級<text:bookmark-end text:name="文明層級"/></text:p>
          <text:list>
            <text:list-item>
              <text:p text:style-name="P32"><text:span text:style-name="T2">第</text:span><text:span text:style-name="T6">0</text:span><text:span text:style-name="T2">層級文明：本能（個體</text:span><text:span text:style-name="T8">的本能</text:span><text:span text:style-name="T2">、外在環境的資源）</text:span><text:span text:style-name="T16">。</text:span></text:p>
            </text:list-item>
            <text:list-item>
              <text:p text:style-name="P33"><text:span text:style-name="T2">第</text:span><text:span text:style-name="T6">1</text:span><text:span text:style-name="T2">層級文明：傳承（橫向傳承、縱向傳承）</text:span><text:span text:style-name="T16">。</text:span></text:p>
            </text:list-item>
            <text:list-item>
              <text:p text:style-name="P28"><text:span text:style-name="T2">第</text:span><text:span text:style-name="T6">2</text:span><text:span text:style-name="T2">層級文明：新生、</text:span><text:span text:style-name="T4">成神</text:span><text:span text:style-name="T18">。</text:span></text:p>
              <text:list>
                <text:list-item>
                  <text:p text:style-name="P29"><text:span text:style-name="T2">第</text:span><text:span text:style-name="T7">(2,1)</text:span><text:span text:style-name="T2">層級文明：新生（新生之書、完全自由狀態）</text:span><text:span text:style-name="T18">。</text:span></text:p>
                  <text:list>
                    <text:list-item>
                      <text:p text:style-name="P30"><text:span text:style-name="T2">第</text:span><text:span text:style-name="T7">(2,1)</text:span><text:span text:style-name="T2">層級文明 是 第</text:span><text:span text:style-name="T6">2</text:span><text:span text:style-name="T2">層級文明的 第</text:span><text:span text:style-name="T6">1</text:span><text:span text:style-name="T2">程度文明</text:span><text:span text:style-name="T18">。</text:span></text:p>
                    </text:list-item>
                  </text:list>
                </text:list-item>
                <text:list-item>
                  <text:p text:style-name="P28"><text:span text:style-name="T2">第</text:span><text:span text:style-name="T7">(2,2)</text:span><text:span text:style-name="T2">層級文明：</text:span><text:span text:style-name="T4">成神（成神</text:span><text:span text:style-name="T2">之書</text:span><text:span text:style-name="T4">）</text:span><text:span text:style-name="T1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22:09:00.211000000</dc:date>
    <meta:editing-duration>P24DT6H29M19S</meta:editing-duration>
    <meta:editing-cycles>14170</meta:editing-cycles>
    <meta:document-statistic meta:table-count="0" meta:image-count="0" meta:object-count="0" meta:page-count="1" meta:paragraph-count="49" meta:word-count="1315" meta:character-count="1581" meta:non-whitespace-character-count="1447"/>
  </office:meta>
</office:document-meta>
</file>